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6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7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8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9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10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14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15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16" style:family="paragraph" style:parent-style-name="Standard" style:list-style-name="L1">
      <style:text-properties officeooo:paragraph-rsid="01525b5f"/>
    </style:style>
    <style:style style:name="P17" style:family="paragraph" style:parent-style-name="Standard" style:list-style-name="L1">
      <style:text-properties officeooo:paragraph-rsid="017b0c40"/>
    </style:style>
    <style:style style:name="P18" style:family="paragraph" style:parent-style-name="Standard" style:list-style-name="L1">
      <style:text-properties officeooo:paragraph-rsid="017ef008"/>
    </style:style>
    <style:style style:name="P19" style:family="paragraph" style:parent-style-name="Standard" style:list-style-name="L1">
      <style:text-properties fo:font-weight="bold" officeooo:paragraph-rsid="017b0c40"/>
    </style:style>
    <style:style style:name="P20" style:family="paragraph" style:parent-style-name="Standard" style:list-style-name="L1">
      <style:text-properties fo:font-weight="bold" officeooo:paragraph-rsid="017d59d1"/>
    </style:style>
    <style:style style:name="P21" style:family="paragraph" style:parent-style-name="Standard" style:list-style-name="L1">
      <style:text-properties fo:font-weight="bold" officeooo:rsid="01547165" officeooo:paragraph-rsid="0165bcf8" style:font-weight-asian="bold" style:font-weight-complex="bold"/>
    </style:style>
    <style:style style:name="P22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2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24" style:family="paragraph" style:parent-style-name="Standard" style:list-style-name="L1">
      <style:text-properties fo:font-weight="bold" officeooo:rsid="015a2088" officeooo:paragraph-rsid="015a2088" style:font-weight-asian="bold" style:font-weight-complex="bold"/>
    </style:style>
    <style:style style:name="P25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32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33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34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35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3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3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25fa7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8da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1290d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52" style:family="text">
      <style:text-properties fo:color="#666666" fo:font-size="11pt" style:font-size-asian="11pt" style:font-size-complex="11pt"/>
    </style:style>
    <style:style style:name="T53" style:family="text">
      <style:text-properties fo:color="#666666" fo:font-size="11pt" officeooo:rsid="00b32b4f" style:font-size-asian="11pt" style:font-size-complex="11pt"/>
    </style:style>
    <style:style style:name="T54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55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56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57" style:family="text">
      <style:text-properties style:use-window-font-color="true" fo:background-color="#ffffff" loext:char-shading-value="0"/>
    </style:style>
    <style:style style:name="T58" style:family="text">
      <style:text-properties style:use-window-font-color="true" officeooo:rsid="01499923" fo:background-color="#ffffff" loext:char-shading-value="0"/>
    </style:style>
    <style:style style:name="T59" style:family="text">
      <style:text-properties fo:color="#222222" style:font-name="Lato" style:text-underline-style="none" style:font-size-asian="10.5pt" style:font-size-complex="10.5pt"/>
    </style:style>
    <style:style style:name="T60" style:family="text">
      <style:text-properties fo:color="#222222" style:font-name="Lato" style:text-underline-style="none" officeooo:rsid="01635839" style:font-size-asian="10.5pt" style:font-size-complex="10.5pt"/>
    </style:style>
    <style:style style:name="T61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62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63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64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65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66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67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68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69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70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71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72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73" style:family="text">
      <style:text-properties fo:color="#252525" style:font-name="Lato" style:text-underline-style="none" officeooo:rsid="016dc9c4" style:font-size-asian="10.5pt" style:font-size-complex="10.5pt"/>
    </style:style>
    <style:style style:name="T74" style:family="text">
      <style:text-properties fo:color="#252525" fo:font-weight="normal" officeooo:rsid="01716c5d"/>
    </style:style>
    <style:style style:name="T75" style:family="text">
      <style:text-properties fo:color="#252525" fo:font-weight="normal" officeooo:rsid="017b0c40"/>
    </style:style>
    <style:style style:name="T76" style:family="text">
      <style:text-properties fo:color="#252525" fo:font-weight="normal" officeooo:rsid="014f494e"/>
    </style:style>
    <style:style style:name="T77" style:family="text">
      <style:text-properties fo:color="#252525" fo:font-weight="normal" officeooo:rsid="01501c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3">IOANNA PAPAGIANNI</text:span><text:span text:style-name="T52"> 2790</text:span><text:span text:style-name="T4"> </text:span><text:s text:c="2"/></text:p>
      <text:p text:style-name="P26"/>
      <text:p text:style-name="P4"><text:span text:style-name="T54">QUESTION</text:span><text:span text:style-name="T55"> </text:span><text:span text:style-name="T56">4</text:span></text:p>
      <text:p text:style-name="P27"/>
      <text:p text:style-name="P27">FROM RAW DATA TO FIXED</text:p>
      <text:p text:style-name="P28"/>
      <text:p text:style-name="P29">Taking a careful look at the dataset of movies.csv file, there are some issues that need to be fixed before <text:s/>moving on with the data analysis.</text:p>
      <text:p text:style-name="P29"/>
      <text:p text:style-name="P3"><text:span text:style-name="T57">At first, </text:span><text:span text:style-name="T58">there are columns that are unnecessary and is better to be dropped off.</text:span></text:p>
      <text:p text:style-name="P30"/>
      <text:p text:style-name="P30">These are:</text:p>
      <text:p text:style-name="P30">'Unnamed: 0', 'Unnamed: 0.1', 'US Gross', 'US DVD Sales', 'MPAA Rating', 'Running Time (min)', 'Distributor', 'Source', 'Creative Type'</text:p>
      <text:p text:style-name="P30"/>
      <text:p text:style-name="P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45">Note that, all movies are 3201 but they are </text:span><text:span text:style-name="T46">indices start</text:span><text:span text:style-name="T45"> from 0 to 3200.</text:span></text:p>
      <text:p text:style-name="P6"/>
      <text:list xml:id="list652469259" text:style-name="L1">
        <text:list-item>
          <text:p text:style-name="P16"><text:span text:style-name="T7">Title</text:span><text:span text:style-name="T11"> attribute is fine. </text:span></text:p>
          <text:p text:style-name="P17"><text:span text:style-name="T11">3201 movies </text:span><text:span text:style-name="T27">(</text:span><text:span text:style-name="T32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2">31</text:span><text:span text:style-name="T39">8</text:span><text:span text:style-name="T32">7</text:span><text:span text:style-name="T27">)</text:span><text:span text:style-name="T11"><text:tab/></text:span></text:p>
          <text:p text:style-name="P17"><text:span text:style-name="T13">T</text:span><text:span text:style-name="T11">ype string</text:span></text:p>
          <text:p text:style-name="P7"/>
        </text:list-item>
        <text:list-item>
          <text:p text:style-name="P20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2">pruned.</text:span><text:span text:style-name="T12"> </text:span><text:span text:style-name="T35"><text:s/></text:span><text:span text:style-name="T36">After pruning, data type </text:span><text:span text:style-name="T42">are</text:span><text:span text:style-name="T37"> converted</text:span><text:span text:style-name="T36"> </text:span><text:span text:style-name="T37">to</text:span><text:span text:style-name="T36"> int</text:span><text:span text:style-name="T19">.</text:span><text:span text:style-name="T12"> </text:span><text:span text:style-name="T18"><text:s/></text:span><text:span text:style-name="T14">Renamed to: </text:span><text:span text:style-name="T31"><text:s/></text:span><text:span text:style-name="T50">Gross</text:span></text:p>
          <text:p text:style-name="P19"><text:span text:style-name="T27">3201 (</text:span><text:span text:style-name="T32">after pruning 31</text:span><text:span text:style-name="T39">87</text:span><text:span text:style-name="T27">)</text:span><text:span text:style-name="T12"><text:tab/></text:span></text:p>
          <text:p text:style-name="P19"><text:span text:style-name="T13">Type string </text:span><text:span text:style-name="T19">(converting to int)</text:span></text:p>
          <text:p text:style-name="P8"/>
        </text:list-item>
        <text:list-item>
          <text:p text:style-name="P18"><text:span text:style-name="T8">Release Date </text:span><text:span text:style-name="T12">attribute format is </text:span><text:span text:style-name="T24">d</text:span><text:span text:style-name="T25">ay</text:span><text:span text:style-name="T24">/m</text:span><text:span text:style-name="T25">onth</text:span><text:span text:style-name="T24">/y</text:span><text:span text:style-name="T25">ear for the most, but there are movies with only year, </text:span><text:span text:style-name="T40">others with alpharithmetics for months,</text:span><text:span text:style-name="T25"> </text:span><text:span text:style-name="T33">and some with TBD</text:span><text:span text:style-name="T25">. For our analysis, year only fits the criteria </text:span><text:span text:style-name="T26">and we keep only that. </text:span><text:span text:style-name="T40">Firstly, </text:span><text:span text:style-name="T41">we prune spaces on the right, in any value of this attribute </text:span><text:span text:style-name="T40">and then we keep only the last two characters </text:span><text:span text:style-name="T41">in two digit format</text:span><text:span text:style-name="T40">.</text:span><text:span text:style-name="T26"> </text:span><text:span text:style-name="T35">Wherever TBD is, </text:span><text:span text:style-name="T36">data </text:span><text:span text:style-name="T43">are</text:span><text:span text:style-name="T36"> </text:span><text:span text:style-name="T51">pruned</text:span><text:span text:style-name="T35">. </text:span><text:span text:style-name="T36">After pruning,</text:span><text:span text:style-name="T40"> depending on the century they belong (</text:span><text:span text:style-name="T44">e.g:</text:span><text:span text:style-name="T40"> if the number is 01 → 2000 century, 97 → 1900 century, </text:span><text:span text:style-name="T41">the logic is [0,20] → 2000 century else → 1900 century</text:span><text:span text:style-name="T40">) two more digits </text:span><text:span text:style-name="T44">are</text:span><text:span text:style-name="T40"> added in front</text:span><text:span text:style-name="T36">.</text:span><text:span text:style-name="T26"> </text:span><text:span text:style-name="T14">Renamed to: </text:span><text:span text:style-name="T23">Date</text:span></text:p>
          <text:p text:style-name="P17"><text:span text:style-name="T27">3201 movies (</text:span><text:span text:style-name="T32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2">31</text:span><text:span text:style-name="T39">87</text:span><text:span text:style-name="T32"> </text:span><text:span text:style-name="T27">)</text:span><text:span text:style-name="T26"><text:tab/></text:span></text:p>
          <text:p text:style-name="P17"><text:span text:style-name="T27">Type string </text:span><text:span text:style-name="T19">(converting to int)</text:span></text:p>
          <text:p text:style-name="P9"/>
        </text:list-item>
        <text:list-item>
          <text:p text:style-name="P21"><text:span text:style-name="T48">M</text:span><text:span text:style-name="T47">ayor Genre</text:span><text:span text:style-name="T24"> attribute has a lot of different genres and for comedies there are many subcategories such as black comedy, romantic comedy etc. </text:span><text:span text:style-name="T28">Where there is &lt;space&gt; we consider the category as a whole, but where there is &lt;/&gt; means that this movie belongs to different categories. Renamed to: </text:span><text:span text:style-name="T49">Genre</text:span></text:p>
          <text:p text:style-name="P22"><text:span text:style-name="T28">2926</text:span><text:span text:style-name="T27"> movies</text:span><text:span text:style-name="T26"><text:tab/></text:span></text:p>
          <text:p text:style-name="P22"><text:span text:style-name="T27">Type string</text:span></text:p>
          <text:p text:style-name="P10"/>
        </text:list-item>
        <text:list-item>
          <text:p text:style-name="P23"><text:span text:style-name="T48">R</text:span><text:span text:style-name="T47">otten Tomato Rating </text:span><text:span text:style-name="T29">attribute </text:span><text:span text:style-name="T30">has ratings on the [0,100] climax. We divide its of them by 10 so as to fit IMDB Rating climax [0,10]. <text:s/></text:span><text:span text:style-name="T28">Renamed to <text:s/></text:span><text:span text:style-name="T49">RT Rating</text:span></text:p>
          <text:p text:style-name="P25"><text:span text:style-name="T24">2321</text:span><text:span text:style-name="T27"> movies</text:span><text:span text:style-name="T26"><text:tab/></text:span></text:p>
          <text:p text:style-name="P25"><text:span text:style-name="T27">Type </text:span><text:span text:style-name="T24">float</text:span></text:p>
          <text:p text:style-name="P11"/>
        </text:list-item>
        <text:list-item>
          <text:p text:style-name="P24"><text:span text:style-name="T47">IMDB Rating </text:span><text:span text:style-name="T24">attribute is fine.</text:span></text:p>
          <text:p text:style-name="P32">2988 movies<text:tab/></text:p>
          <text:p text:style-name="P32"><text:soft-page-break/>Type float</text:p>
          <text:p text:style-name="P11"/>
        </text:list-item>
        <text:list-item>
          <text:p text:style-name="P24"><text:span text:style-name="T47">IMDB Votes </text:span><text:span text:style-name="T24">attribute is fine</text:span><text:span text:style-name="T34">.</text:span></text:p>
          <text:p text:style-name="P32">2988 movies<text:tab/></text:p>
          <text:p text:style-name="P32">Type float</text:p>
        </text:list-item>
      </text:list>
      <text:p text:style-name="P33"/>
      <text:list xml:id="list152304644869188" text:continue-numbering="true" text:style-name="L1">
        <text:list-item>
          <text:p text:style-name="P31"><text:span text:style-name="T59">Production Budget </text:span><text:span text:style-name="T61">attribute is fine. </text:span><text:span text:style-name="T64">(This attribute is needed for the analysis in part 4.). </text:span></text:p>
          <text:p text:style-name="P31"><text:span text:style-name="T68">Renamed to: </text:span><text:span text:style-name="T60"><text:s/>Budget</text:span></text:p>
          <text:p text:style-name="P14"><text:span text:style-name="T62">320</text:span><text:span text:style-name="T61">0</text:span><text:span text:style-name="T62"> movies (</text:span><text:span text:style-name="T66">after pruning </text:span><text:span text:style-name="T69">Worldwide Gross </text:span><text:span text:style-name="T71">and </text:span><text:span text:style-name="T72">Release Date</text:span><text:span text:style-name="T69"> </text:span><text:span text:style-name="T70">pruning</text:span><text:span text:style-name="T73"> </text:span><text:span text:style-name="T66">31</text:span><text:span text:style-name="T67">87</text:span><text:span text:style-name="T66"> </text:span><text:span text:style-name="T62">)</text:span><text:span text:style-name="T63"><text:tab/></text:span></text:p>
          <text:p text:style-name="P14"><text:span text:style-name="T62">Type </text:span><text:span text:style-name="T61">float</text:span></text:p>
        </text:list-item>
      </text:list>
      <text:p text:style-name="P12"/>
      <text:list xml:id="list152304831199260" text:continue-numbering="true" text:style-name="L1">
        <text:list-item>
          <text:p text:style-name="P15"><text:span text:style-name="T59">Director </text:span><text:span text:style-name="T61">attribute is fine. </text:span><text:span text:style-name="T65"><text:s/></text:span><text:span text:style-name="T64">(This attribute is needed for the analysis in part 4.).</text:span></text:p>
          <text:p text:style-name="P34">1870 movies <text:tab/></text:p>
          <text:p text:style-name="P34">Type float</text:p>
        </text:list-item>
      </text:list>
      <text:p text:style-name="P35"/>
      <text:p text:style-name="P36"/>
      <text:p text:style-name="P13"><text:span text:style-name="T74">After </text:span><text:span text:style-name="T76">Worldwide Gross </text:span><text:span text:style-name="T75">and </text:span><text:span text:style-name="T77">Release Date </text:span><text:span text:style-name="T74">pruning, indices </text:span><text:span text:style-name="T75">will be reset</text:span><text:span text:style-name="T74">.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0T15:23:03.249504925</dc:date>
    <meta:editing-duration>PT18H16M33S</meta:editing-duration>
    <meta:editing-cycles>319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495" meta:character-count="2775" meta:non-whitespace-character-count="2273"/>
  </office:meta>
</office:document-meta>
</file>